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a3fbb8" draw:textarea-horizontal-align="justify" draw:textarea-vertical-align="middle" draw:auto-grow-height="false" fo:padding-top="0.13cm" fo:padding-bottom="0.13cm" fo:padding-left="0.25cm" fo:padding-right="0.25cm" fo:wrap-option="no-wrap" draw:shadow="hidden" draw:shadow-color="#454545"/>
    </style:style>
    <style:style style:name="gr2" style:family="graphic" style:parent-style-name="standard">
      <style:graphic-properties draw:stroke="solid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9e87" draw:textarea-horizontal-align="justify" draw:textarea-vertical-align="middle" draw:auto-grow-height="false" fo:padding-top="0.13cm" fo:padding-bottom="0.13cm" fo:padding-left="0.25cm" fo:padding-right="0.25cm" fo:wrap-option="no-wrap" draw:shadow="hidden" draw:shadow-color="#454545"/>
    </style:style>
    <style:style style:name="gr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9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454545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454545"/>
    </style:style>
    <style:style style:name="gr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f9ee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454545"/>
    </style:style>
    <style:style style:name="gr9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10" style:family="graphic" style:parent-style-name="standard">
      <style:graphic-properties draw:stroke="solid" svg:stroke-width="0.106cm" svg:stroke-color="#0000ff" draw:marker-end="Arrowheads_20_1" draw:marker-end-width="0.31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11" style:family="graphic" style:parent-style-name="standard">
      <style:graphic-properties draw:stroke="solid" svg:stroke-width="0.106cm" svg:stroke-color="#0000ff" draw:marker-end="Arrowheads_20_2" draw:marker-end-width="0.31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95cd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454545"/>
    </style:style>
    <style:style style:name="gr13" style:family="graphic" style:parent-style-name="standard">
      <style:graphic-properties draw:stroke="solid" svg:stroke-width="0.106cm" svg:stroke-color="#ff0000" draw:marker-end="Arrowheads_20_3" draw:marker-end-width="0.31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14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15" style:family="graphic" style:parent-style-name="standard">
      <style:graphic-properties draw:stroke="solid" svg:stroke-width="0.106cm" svg:stroke-color="#ff0000" draw:marker-end="Arrowheads_20_4" draw:marker-end-width="0.31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16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3cm" fo:padding-bottom="0.3cm" fo:padding-left="0.25cm" fo:padding-right="0.25cm" fo:wrap-option="wrap" draw:shadow="hidden" draw:shadow-offset-x="0.212cm" draw:shadow-offset-y="0.212cm" draw:shadow-color="#000000"/>
    </style:style>
    <style:style style:name="gr17" style:family="graphic" style:parent-style-name="standard">
      <style:graphic-properties draw:stroke="solid" svg:stroke-width="0.106cm" svg:stroke-color="#339933" draw:marker-end="Arrowheads_20_5" draw:marker-end-width="0.31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18" style:family="graphic" style:parent-style-name="standard">
      <style:graphic-properties draw:stroke="solid" svg:stroke-width="0.106cm" svg:stroke-color="#ff0000" draw:marker-end="Arrowheads_20_6" draw:marker-end-width="0.31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19" style:family="graphic" style:parent-style-name="standard">
      <style:graphic-properties draw:stroke="solid" svg:stroke-width="0.106cm" svg:stroke-color="#0000ff" draw:marker-end="Arrowheads_20_7" draw:marker-end-width="0.31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20" style:family="graphic" style:parent-style-name="standard">
      <style:graphic-properties draw:stroke="solid" svg:stroke-width="0.106cm" svg:stroke-color="#339933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21" style:family="graphic" style:parent-style-name="standard">
      <style:graphic-properties draw:stroke="solid" svg:stroke-width="0.106cm" svg:stroke-color="#339933" draw:marker-end="Arrowheads_20_8" draw:marker-end-width="0.31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454545"/>
    </style:style>
    <style:style style:name="gr22" style:family="graphic" style:parent-style-name="standard">
      <style:graphic-properties draw:stroke="none" draw:fill="solid" draw:fill-color="#339933" draw:textarea-horizontal-align="left" draw:textarea-vertical-align="middle" draw:auto-grow-height="false" fo:padding-top="0.3cm" fo:padding-bottom="0.3cm" fo:padding-left="0.25cm" fo:padding-right="0.25cm" fo:wrap-option="wrap" draw:shadow="hidden" draw:shadow-offset-x="0.212cm" draw:shadow-offset-y="0.212cm" draw:shadow-color="#000000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454545"/>
    </style:style>
    <style:style style:name="pr1" style:family="presentation" style:parent-style-name="Default-notes">
      <style:graphic-properties draw:stroke="none" draw:fill="solid" draw:fill-color="#ffffff" draw:textarea-horizontal-align="left" draw:textarea-vertical-align="top" draw:auto-grow-height="true" draw:auto-grow-width="false" fo:min-height="12.008cm" fo:min-width="0cm" fo:padding-top="0.122cm" fo:padding-bottom="0.122cm" fo:padding-left="0.244cm" fo:padding-right="0.244cm" fo:wrap-option="no-wrap" draw:shadow="hidden"/>
    </style:style>
    <style:style style:name="P1" style:family="paragraph">
      <style:paragraph-properties fo:margin-left="0cm" fo:margin-right="0cm" fo:line-height="100%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32cm" fo:margin-bottom="0cm" text:enable-numbering="false" fo:text-indent="0cm"/>
    </style:style>
    <style:style style:name="T1" style:family="text">
      <style:text-properties fo:font-family="Verdana" style:font-family-generic="swiss" style:font-pitch="variable" fo:font-size="14pt" fo:language="de" fo:country="DE" style:font-size-asian="14pt" style:font-size-complex="14pt"/>
    </style:style>
    <style:style style:name="T2" style:family="text">
      <style:text-properties fo:font-family="Verdana" style:font-family-generic="swiss" style:font-pitch="variable" fo:font-size="20pt" fo:language="de" fo:country="DE" style:font-size-asian="20pt" style:font-size-complex="20pt"/>
    </style:style>
    <style:style style:name="T3" style:family="text">
      <style:text-properties fo:language="de" fo:country="CH" fo:font-weight="bold"/>
    </style:style>
    <style:style style:name="T4" style:family="text">
      <style:text-properties fo:language="de" fo:country="DE"/>
    </style:style>
    <style:style style:name="T5" style:family="text">
      <style:text-properties fo:language="de" fo:country="CH"/>
    </style:style>
    <text:list-style style:name="L1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.438cm" svg:height="1.803cm" svg:x="1.901cm" svg:y="14.742cm">
          <text:p text:style-name="P1"><text:span text:style-name="T1">Block</text:span><text:span text:style-name="T1"><text:line-break/></text:span><text:span text:style-name="T1">Cipher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cm" svg:y1="14.736cm" svg:x2="3.1cm" svg:y2="14.141cm">
          <text:p/>
        </draw:line>
        <draw:custom-shape draw:style-name="gr1" draw:text-style-name="P2" draw:layer="layout" svg:width="2.611cm" svg:height="1.803cm" svg:x="4.683cm" svg:y="14.742cm">
          <text:p text:style-name="P1"><text:span text:style-name="T1">Stream</text:span><text:span text:style-name="T1"><text:line-break/></text:span><text:span text:style-name="T1"> Ciph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7cm" svg:height="1.804cm" svg:x="1.901cm" svg:y="11.743cm">
          <text:p text:style-name="P1"><text:span text:style-name="T1">Symmetric</text:span><text:span text:style-name="T1"><text:line-break/></text:span><text:span text:style-name="T1">Ciph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98cm" svg:height="1.804cm" svg:x="15.24cm" svg:y="4.339cm">
          <text:p text:style-name="P1"><text:span text:style-name="T1">Authent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1.804cm" svg:x="3.1cm" svg:y="4.339cm">
          <text:p text:style-name="P1"><text:span text:style-name="T1">Privac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9cm" svg:y1="14.736cm" svg:x2="5.9cm" svg:y2="14.141cm">
          <text:p/>
        </draw:line>
        <draw:line draw:style-name="gr4" draw:text-style-name="P3" draw:layer="layout" svg:x1="3.1cm" svg:y1="14.142cm" svg:x2="5.9cm" svg:y2="14.142cm">
          <text:p/>
        </draw:line>
        <draw:line draw:style-name="gr4" draw:text-style-name="P3" draw:layer="layout" svg:x1="4.498cm" svg:y1="14.132cm" svg:x2="4.498cm" svg:y2="13.537cm">
          <text:p/>
        </draw:line>
        <draw:custom-shape draw:style-name="gr1" draw:text-style-name="P2" draw:layer="layout" svg:width="3.4cm" svg:height="1.804cm" svg:x="3.1cm" svg:y="7.342cm">
          <text:p text:style-name="P1"><text:span text:style-name="T1">Encryp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003cm" svg:height="1.803cm" svg:x="7.699cm" svg:y="14.742cm">
          <text:p text:style-name="P1"><text:span text:style-name="T1">Hash</text:span><text:span text:style-name="T1"><text:line-break/></text:span><text:span text:style-name="T1">Func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94cm" svg:height="1.804cm" svg:x="12.603cm" svg:y="7.342cm">
          <text:p text:style-name="P1"><text:span text:style-name="T1">Challenge</text:span><text:span text:style-name="T1"><text:line-break/></text:span><text:span text:style-name="T1">Respons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98cm" svg:height="1.804cm" svg:x="11.099cm" svg:y="11.743cm">
          <text:p text:style-name="P1"><text:span text:style-name="T1">IV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99cm" svg:height="1.804cm" svg:x="7.699cm" svg:y="7.342cm">
          <text:p text:style-name="P1"><text:span text:style-name="T1">MAC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867cm" svg:y1="14.142cm" svg:x2="16.338cm" svg:y2="14.142cm">
          <text:p/>
        </draw:line>
        <draw:custom-shape draw:style-name="gr5" draw:text-style-name="P2" draw:layer="layout" svg:width="3.003cm" svg:height="1.804cm" svg:x="7.699cm" svg:y="11.743cm">
          <text:p text:style-name="P1"><text:span text:style-name="T1">Message</text:span><text:span text:style-name="T1"><text:line-break/></text:span><text:span text:style-name="T1">Digest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99cm" svg:height="1.804cm" svg:x="12.898cm" svg:y="11.743cm">
          <text:p text:style-name="P1"><text:span text:style-name="T1">Non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99cm" svg:height="1.803cm" svg:x="11.699cm" svg:y="14.742cm">
          <text:p text:style-name="P1"><text:span text:style-name="T1">Pseudo</text:span><text:span text:style-name="T1"><text:line-break/></text:span><text:span text:style-name="T1">Rando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2cm" svg:y1="15.544cm" svg:x2="15.703cm" svg:y2="15.544cm">
          <text:p/>
        </draw:line>
        <draw:line draw:style-name="gr7" draw:text-style-name="P3" draw:layer="layout" svg:x1="9.102cm" svg:y1="14.736cm" svg:x2="9.102cm" svg:y2="13.541cm">
          <text:p/>
        </draw:line>
        <draw:line draw:style-name="gr4" draw:text-style-name="P3" draw:layer="layout" svg:x1="13.3cm" svg:y1="14.736cm" svg:x2="13.3cm" svg:y2="14.141cm">
          <text:p/>
        </draw:line>
        <draw:line draw:style-name="gr7" draw:text-style-name="P3" draw:layer="layout" svg:x1="14.102cm" svg:y1="14.132cm" svg:x2="14.102cm" svg:y2="13.537cm">
          <text:p/>
        </draw:line>
        <draw:line draw:style-name="gr7" draw:text-style-name="P3" draw:layer="layout" svg:x1="11.897cm" svg:y1="14.132cm" svg:x2="11.897cm" svg:y2="13.541cm">
          <text:p/>
        </draw:line>
        <draw:line draw:style-name="gr7" draw:text-style-name="P3" draw:layer="layout" svg:x1="10.698cm" svg:y1="15.544cm" svg:x2="11.699cm" svg:y2="15.544cm">
          <text:p/>
        </draw:line>
        <draw:custom-shape draw:style-name="gr8" draw:text-style-name="P2" draw:layer="layout" svg:width="2.8cm" svg:height="1.803cm" svg:x="15.699cm" svg:y="14.742cm">
          <text:p text:style-name="P1"><text:span text:style-name="T1">Random</text:span><text:span text:style-name="T1"><text:line-break/></text:span><text:span text:style-name="T1">Sourc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8cm" svg:height="1.804cm" svg:x="15.699cm" svg:y="11.743cm">
          <text:p text:style-name="P1"><text:span text:style-name="T1">Secret Key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096cm" svg:y1="14.742cm" svg:x2="17.096cm" svg:y2="13.542cm">
          <text:p/>
        </draw:line>
        <draw:line draw:style-name="gr7" draw:text-style-name="P3" draw:layer="layout" svg:x1="16.298cm" svg:y1="14.132cm" svg:x2="16.298cm" svg:y2="13.541cm">
          <text:p/>
        </draw:line>
        <draw:line draw:style-name="gr4" draw:text-style-name="P3" draw:layer="layout" svg:x1="17.899cm" svg:y1="14.736cm" svg:x2="17.899cm" svg:y2="14.141cm">
          <text:p/>
        </draw:line>
        <draw:line draw:style-name="gr9" draw:text-style-name="P3" draw:layer="layout" svg:x1="17.096cm" svg:y1="11.739cm" svg:x2="17.101cm" svg:y2="9.997cm">
          <text:p/>
        </draw:line>
        <draw:line draw:style-name="gr10" draw:text-style-name="P3" draw:layer="layout" svg:x1="3.898cm" svg:y1="11.743cm" svg:x2="3.898cm" svg:y2="9.133cm">
          <text:p/>
        </draw:line>
        <draw:line draw:style-name="gr9" draw:text-style-name="P3" draw:layer="layout" svg:x1="5.697cm" svg:y1="9.944cm" svg:x2="20.302cm" svg:y2="9.94cm">
          <text:p/>
        </draw:line>
        <draw:line draw:style-name="gr11" draw:text-style-name="P3" draw:layer="layout" svg:x1="5.098cm" svg:y1="10.344cm" svg:x2="5.098cm" svg:y2="9.145cm">
          <text:p/>
        </draw:line>
        <draw:custom-shape draw:style-name="gr12" draw:text-style-name="P2" draw:layer="layout" svg:width="2.002cm" svg:height="1.803cm" svg:x="21.7cm" svg:y="14.742cm">
          <text:p text:style-name="P1"><text:span text:style-name="T1">DH</text:span><text:span text:style-name="T1"><text:line-break/></text:span><text:span text:style-name="T1">RS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02cm" svg:height="1.804cm" svg:x="18.9cm" svg:y="11.743cm">
          <text:p text:style-name="P1"><text:span text:style-name="T1">Public Key</text:span><text:span text:style-name="T1"><text:line-break/></text:span><text:span text:style-name="T1">Algorithm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399cm" svg:height="1.803cm" svg:x="18.9cm" svg:y="14.742cm">
          <text:p text:style-name="P1"><text:span text:style-name="T1">Elliptic</text:span><text:span text:style-name="T1"><text:line-break/></text:span><text:span text:style-name="T1">Curv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98cm" svg:height="1.803cm" svg:x="19.103cm" svg:y="7.338cm">
          <text:p text:style-name="P1"><text:span text:style-name="T1">Digital Signatur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1cm" svg:y1="14.736cm" svg:x2="20.1cm" svg:y2="14.141cm">
          <text:p/>
        </draw:line>
        <draw:line draw:style-name="gr2" draw:text-style-name="P3" draw:layer="layout" svg:x1="22.701cm" svg:y1="14.736cm" svg:x2="22.701cm" svg:y2="14.141cm">
          <text:p/>
        </draw:line>
        <draw:line draw:style-name="gr4" draw:text-style-name="P3" draw:layer="layout" svg:x1="20.06cm" svg:y1="14.142cm" svg:x2="22.701cm" svg:y2="14.142cm">
          <text:p/>
        </draw:line>
        <draw:line draw:style-name="gr4" draw:text-style-name="P3" draw:layer="layout" svg:x1="21.502cm" svg:y1="14.132cm" svg:x2="21.502cm" svg:y2="13.541cm">
          <text:p/>
        </draw:line>
        <draw:line draw:style-name="gr7" draw:text-style-name="P3" draw:layer="layout" svg:x1="19.5cm" svg:y1="14.132cm" svg:x2="19.5cm" svg:y2="13.537cm">
          <text:p/>
        </draw:line>
        <draw:line draw:style-name="gr4" draw:text-style-name="P3" draw:layer="layout" svg:x1="17.864cm" svg:y1="14.142cm" svg:x2="19.522cm" svg:y2="14.142cm">
          <text:p/>
        </draw:line>
        <draw:line draw:style-name="gr7" draw:text-style-name="P3" draw:layer="layout" svg:x1="21.502cm" svg:y1="11.733cm" svg:x2="21.502cm" svg:y2="9.132cm">
          <text:p/>
        </draw:line>
        <draw:custom-shape draw:style-name="gr5" draw:text-style-name="P2" draw:layer="layout" svg:width="2.999cm" svg:height="1.804cm" svg:x="7.699cm" svg:y="4.339cm">
          <text:p text:style-name="P1"><text:span text:style-name="T1">Data</text:span><text:span text:style-name="T1"><text:line-break/></text:span><text:span text:style-name="T1">Integrity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20.302cm" svg:y1="9.935cm" svg:x2="20.302cm" svg:y2="9.133cm">
          <text:p/>
        </draw:line>
        <draw:line draw:style-name="gr14" draw:text-style-name="P3" draw:layer="layout" svg:x1="5.098cm" svg:y1="10.345cm" svg:x2="19.703cm" svg:y2="10.341cm">
          <text:p/>
        </draw:line>
        <draw:line draw:style-name="gr14" draw:text-style-name="P3" draw:layer="layout" svg:x1="19.703cm" svg:y1="11.743cm" svg:x2="19.703cm" svg:y2="10.341cm">
          <text:p/>
        </draw:line>
        <draw:line draw:style-name="gr15" draw:text-style-name="P3" draw:layer="layout" svg:x1="5.697cm" svg:y1="9.944cm" svg:x2="5.697cm" svg:y2="9.146cm">
          <text:p/>
        </draw:line>
        <draw:custom-shape draw:style-name="gr16" draw:text-style-name="P2" draw:layer="layout" svg:width="0.402cm" svg:height="0.397cm" svg:x="16.902cm" svg:y="9.74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3" draw:layer="layout" svg:x1="14.102cm" svg:y1="11.733cm" svg:x2="14.102cm" svg:y2="9.132cm">
          <text:p/>
        </draw:line>
        <draw:line draw:style-name="gr17" draw:text-style-name="P3" draw:layer="layout" svg:x1="9.102cm" svg:y1="11.739cm" svg:x2="9.102cm" svg:y2="9.133cm">
          <text:p/>
        </draw:line>
        <draw:line draw:style-name="gr18" draw:text-style-name="P3" draw:layer="layout" svg:x1="9.701cm" svg:y1="9.939cm" svg:x2="9.701cm" svg:y2="9.14cm">
          <text:p/>
        </draw:line>
        <draw:line draw:style-name="gr14" draw:text-style-name="P3" draw:layer="layout" svg:x1="4.498cm" svg:y1="10.738cm" svg:x2="11.902cm" svg:y2="10.738cm">
          <text:p/>
        </draw:line>
        <draw:line draw:style-name="gr14" draw:text-style-name="P3" draw:layer="layout" svg:x1="11.902cm" svg:y1="11.742cm" svg:x2="11.902cm" svg:y2="10.737cm">
          <text:p/>
        </draw:line>
        <draw:line draw:style-name="gr19" draw:text-style-name="P3" draw:layer="layout" svg:x1="4.498cm" svg:y1="10.737cm" svg:x2="4.498cm" svg:y2="9.132cm">
          <text:p/>
        </draw:line>
        <draw:line draw:style-name="gr7" draw:text-style-name="P3" draw:layer="layout" svg:x1="4.899cm" svg:y1="7.341cm" svg:x2="4.899cm" svg:y2="6.142cm">
          <text:p/>
        </draw:line>
        <draw:line draw:style-name="gr7" draw:text-style-name="P3" draw:layer="layout" svg:x1="9.102cm" svg:y1="7.341cm" svg:x2="9.102cm" svg:y2="6.142cm">
          <text:p/>
        </draw:line>
        <draw:line draw:style-name="gr4" draw:text-style-name="P3" draw:layer="layout" svg:x1="18.746cm" svg:y1="6.738cm" svg:x2="20.333cm" svg:y2="6.738cm">
          <text:p/>
        </draw:line>
        <draw:line draw:style-name="gr7" draw:text-style-name="P3" draw:layer="layout" svg:x1="15.976cm" svg:y1="6.712cm" svg:x2="15.976cm" svg:y2="6.116cm">
          <text:p/>
        </draw:line>
        <draw:line draw:style-name="gr4" draw:text-style-name="P3" draw:layer="layout" svg:x1="9.701cm" svg:y1="7.337cm" svg:x2="9.701cm" svg:y2="6.706cm">
          <text:p/>
        </draw:line>
        <draw:line draw:style-name="gr4" draw:text-style-name="P3" draw:layer="layout" svg:x1="9.701cm" svg:y1="6.742cm" svg:x2="16.007cm" svg:y2="6.734cm">
          <text:p/>
        </draw:line>
        <draw:line draw:style-name="gr7" draw:text-style-name="P3" draw:layer="layout" svg:x1="18.781cm" svg:y1="6.75cm" svg:x2="18.781cm" svg:y2="6.115cm">
          <text:p/>
        </draw:line>
        <draw:line draw:style-name="gr20" draw:text-style-name="P3" draw:layer="layout" svg:x1="9.102cm" svg:y1="11.139cm" svg:x2="20.902cm" svg:y2="11.139cm">
          <text:p/>
        </draw:line>
        <draw:line draw:style-name="gr21" draw:text-style-name="P3" draw:layer="layout" svg:x1="20.902cm" svg:y1="11.139cm" svg:x2="20.902cm" svg:y2="9.133cm">
          <text:p/>
        </draw:line>
        <draw:custom-shape draw:style-name="gr22" draw:text-style-name="P2" draw:layer="layout" svg:width="0.401cm" svg:height="0.396cm" svg:x="8.899cm" svg:y="10.94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3" draw:text-style-name="P2" draw:layer="layout" svg:width="21.801cm" svg:height="1.204cm" svg:x="1.901cm" svg:y="2.54cm">
          <text:p text:style-name="P1"><text:span text:style-name="T2">TLS Security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899cm" svg:y1="4.339cm" svg:x2="4.899cm" svg:y2="3.735cm">
          <text:p/>
        </draw:line>
        <draw:line draw:style-name="gr7" draw:text-style-name="P3" draw:layer="layout" svg:x1="9.102cm" svg:y1="4.339cm" svg:x2="9.102cm" svg:y2="3.735cm">
          <text:p/>
        </draw:line>
        <draw:line draw:style-name="gr7" draw:text-style-name="P3" draw:layer="layout" svg:x1="17.145cm" svg:y1="4.339cm" svg:x2="17.145cm" svg:y2="3.735cm">
          <text:p/>
        </draw:line>
        <draw:line draw:style-name="gr4" draw:text-style-name="P3" draw:layer="layout" svg:x1="20.302cm" svg:y1="7.332cm" svg:x2="20.302cm" svg:y2="6.737cm">
          <text:p/>
        </draw:line>
        <draw:line draw:style-name="gr7" draw:text-style-name="P3" draw:layer="layout" svg:x1="17.299cm" svg:y1="8.28cm" svg:x2="17.299cm" svg:y2="6.115cm">
          <text:p/>
        </draw:line>
        <draw:line draw:style-name="gr4" draw:text-style-name="P3" draw:layer="layout" svg:x1="15.597cm" svg:y1="8.304cm" svg:x2="17.321cm" svg:y2="8.304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/>
              </anim:par>
              <anim:par smil:begin="0s" smil:fill="hold">
                <anim:par smil:begin="0s" smil:fill="hold" presentation:node-type="after-previous" presentation:preset-class="entrance" presentation:preset-id="ooo-entrance-appear"/>
              </anim:par>
            </anim:par>
          </anim:seq>
        </anim:par>
        <presentation:notes draw:style-name="dp2">
          <draw:page-thumbnail draw:layer="layout" svg:width="13.498cm" svg:height="10.125cm" svg:x="2.774cm" svg:y="2.046cm" draw:page-number="1"/>
          <draw:frame presentation:style-name="pr1" draw:text-style-name="P2" draw:layer="layout" svg:width="13.966cm" svg:height="12.252cm" svg:x="2.531cm" svg:y="12.897cm" presentation:class="notes" presentation:user-transformed="true">
            <draw:text-box>
              <text:p text:style-name="P4"><text:span text:style-name="T3">Glossary:</text:span></text:p>
              <text:p text:style-name="P4"><text:span text:style-name="T4"><text:s/>•</text:span><text:span text:style-name="T3"> </text:span><text:span text:style-name="T3">DH</text:span><text:span text:style-name="T5"> <text:s text:c="7"/>Diffie-Hellman public key cryptosystem</text:span></text:p>
              <text:p text:style-name="P4"><text:span text:style-name="T5"><text:s/></text:span><text:span text:style-name="T4">•</text:span><text:span text:style-name="T3"> </text:span><text:span text:style-name="T3">RSA</text:span><text:span text:style-name="T5"> <text:s text:c="5"/>Rivest-Shamir-Adleman public key cryptosystem</text:span></text:p>
              <text:p text:style-name="P4"><text:span text:style-name="T4"><text:s/>•</text:span><text:span text:style-name="T3"> </text:span><text:span text:style-name="T3">IV</text:span><text:span text:style-name="T5"> <text:s text:c="9"/>Initialization Vector, required to initialize symmetric encryption algorithms</text:span></text:p>
              <text:p text:style-name="P4"><text:span text:style-name="T4"><text:s/>•</text:span><text:span text:style-name="T3"> </text:span><text:span text:style-name="T3">Nonce <text:s/></text:span><text:span text:style-name="T5">Random number, used in challenge-response protocols</text:span></text:p>
              <text:p text:style-name="P4"><text:span text:style-name="T4"><text:s/>•</text:span><text:span text:style-name="T3"> </text:span><text:span text:style-name="T3">MAC</text:span><text:span text:style-name="T5"> <text:s text:c="3"/>Message Authentication Code, cryptographically secured checksum</text:span></text:p>
              <text:p text:style-name="P4"><text:span text:style-name="T4"><text:s/>•</text:span><text:span text:style-name="T3"> </text:span><text:span text:style-name="T3">MIC <text:s text:c="5"/></text:span><text:span text:style-name="T5">Message Integrity Code – synonym for MAC</text:span></text:p>
            </draw:text-box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318 318" svg:d="m159 0 159 318h-318z"/>
    <draw:marker draw:name="Arrowheads_20_8" draw:display-name="Arrowheads 8" svg:viewBox="0 0 318 318" svg:d="m159 0 159 318h-318z"/>
    <draw:marker draw:name="msArrowEnd_20_5" draw:display-name="msArrowEnd 5" svg:viewBox="0 0 237 237" svg:d="m118 0 119 237h-237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966cm"/>
          <style:tab-stop style:position="3.933cm"/>
          <style:tab-stop style:position="5.9cm"/>
          <style:tab-stop style:position="7.866cm"/>
          <style:tab-stop style:position="9.833cm"/>
          <style:tab-stop style:position="11.8cm"/>
          <style:tab-stop style:position="13.767cm"/>
          <style:tab-stop style:position="15.733cm"/>
          <style:tab-stop style:position="17.7cm"/>
          <style:tab-stop style:position="19.667cm"/>
          <style:tab-stop style:position="21.634cm"/>
          <style:tab-stop style:position="23.6cm"/>
          <style:tab-stop style:position="25.567cm"/>
          <style:tab-stop style:position="27.534cm"/>
          <style:tab-stop style:position="29.501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ff3517" fo:font-size="14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20%"/>
          </text:list-level-style-bullet>
          <text:list-level-style-bullet text:level="3" text:bullet-char="">
            <style:list-level-properties text:space-before="2.354cm"/>
            <style:text-properties fo:font-family="Wingdings" style:font-pitch="variable" style:font-charset="x-symbol" fo:color="#ff3517" fo:font-size="68%"/>
          </text:list-level-style-bullet>
          <text:list-level-style-bullet text:level="4" text:bullet-char="">
            <style:list-level-properties text:space-before="3.536cm"/>
            <style:text-properties fo:font-family="Wingdings" style:font-pitch="variable" style:font-charset="x-symbol" fo:color="#ff3517" fo:font-size="50%"/>
          </text:list-level-style-bullet>
          <text:list-level-style-bullet text:level="5" text:bullet-char="">
            <style:list-level-properties text:space-before="4.713cm"/>
            <style:text-properties fo:font-family="Wingdings" style:font-pitch="variable" style:font-charset="x-symbol" fo:color="#000000" fo:font-size="50%"/>
          </text:list-level-style-bullet>
          <text:list-level-style-bullet text:level="6" text:bullet-char="">
            <style:list-level-properties text:space-before="4.713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4.713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4.713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4.713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.35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966cm"/>
          <style:tab-stop style:position="3.933cm"/>
          <style:tab-stop style:position="5.9cm"/>
          <style:tab-stop style:position="7.866cm"/>
          <style:tab-stop style:position="9.833cm"/>
          <style:tab-stop style:position="11.8cm"/>
          <style:tab-stop style:position="13.767cm"/>
          <style:tab-stop style:position="15.733cm"/>
          <style:tab-stop style:position="17.7cm"/>
          <style:tab-stop style:position="19.667cm"/>
          <style:tab-stop style:position="21.634cm"/>
          <style:tab-stop style:position="23.6cm"/>
          <style:tab-stop style:position="25.567cm"/>
          <style:tab-stop style:position="27.534cm"/>
          <style:tab-stop style:position="29.501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881cm"/>
            <style:text-properties fo:font-family="Tahoma" style:font-family-generic="swiss" style:font-pitch="variable" fo:color="#ff3517" fo:font-size="140%"/>
          </text:list-level-style-bullet>
          <text:list-level-style-bullet text:level="2" text:bullet-char="•">
            <style:list-level-properties text:space-before="1.27cm" text:min-label-width="0.643cm"/>
            <style:text-properties fo:font-family="Tahoma" style:font-family-generic="swiss" style:font-pitch="variable" fo:color="#000000" fo:font-size="120%"/>
          </text:list-level-style-bullet>
          <text:list-level-style-bullet text:level="3" text:bullet-char="">
            <style:list-level-properties text:space-before="2.354cm" text:min-label-width="0.591cm"/>
            <style:text-properties fo:font-family="Wingdings" style:font-pitch="variable" style:font-charset="x-symbol" fo:color="#ff3517" fo:font-size="68%"/>
          </text:list-level-style-bullet>
          <text:list-level-style-bullet text:level="4" text:bullet-char="">
            <style:list-level-properties text:space-before="3.536cm" text:min-label-width="0.587cm"/>
            <style:text-properties fo:font-family="Wingdings" style:font-pitch="variable" style:font-charset="x-symbol" fo:color="#ff3517" fo:font-size="50%"/>
          </text:list-level-style-bullet>
          <text:list-level-style-bullet text:level="5" text:bullet-char="">
            <style:list-level-properties text:space-before="4.713cm" text:min-label-width="0.591cm"/>
            <style:text-properties fo:font-family="Wingdings" style:font-pitch="variable" style:font-charset="x-symbol" fo:color="#ff3517" fo:font-size="50%"/>
          </text:list-level-style-bullet>
          <text:list-level-style-bullet text:level="6" text:bullet-char="">
            <style:list-level-properties text:space-before="4.713cm" text:min-label-width="0.591cm"/>
            <style:text-properties fo:font-family="Wingdings" style:font-pitch="variable" style:font-charset="x-symbol" fo:color="#ff3517" fo:font-size="50%"/>
          </text:list-level-style-bullet>
          <text:list-level-style-bullet text:level="7" text:bullet-char="">
            <style:list-level-properties text:space-before="4.713cm" text:min-label-width="0.591cm"/>
            <style:text-properties fo:font-family="Wingdings" style:font-pitch="variable" style:font-charset="x-symbol" fo:color="#ff3517" fo:font-size="50%"/>
          </text:list-level-style-bullet>
          <text:list-level-style-bullet text:level="8" text:bullet-char="">
            <style:list-level-properties text:space-before="4.713cm" text:min-label-width="0.591cm"/>
            <style:text-properties fo:font-family="Wingdings" style:font-pitch="variable" style:font-charset="x-symbol" fo:color="#ff3517" fo:font-size="50%"/>
          </text:list-level-style-bullet>
        </text:list-style>
      </style:graphic-properties>
      <style:paragraph-properties fo:margin-left="0.881cm" fo:margin-right="0cm" fo:margin-top="0.352cm" fo:margin-bottom="0cm" fo:line-height="100%" fo:text-align="start" text:enable-numbering="true" fo:text-indent="0cm" style:punctuation-wrap="simple" style:line-break="normal" style:writing-mode="lr-tb">
        <style:tab-stops>
          <style:tab-stop style:position="1.084cm"/>
          <style:tab-stop style:position="3.051cm"/>
          <style:tab-stop style:position="5.018cm"/>
          <style:tab-stop style:position="6.985cm"/>
          <style:tab-stop style:position="8.951cm"/>
          <style:tab-stop style:position="10.918cm"/>
          <style:tab-stop style:position="12.885cm"/>
          <style:tab-stop style:position="14.851cm"/>
          <style:tab-stop style:position="16.818cm"/>
          <style:tab-stop style:position="18.785cm"/>
          <style:tab-stop style:position="20.752cm"/>
          <style:tab-stop style:position="22.718cm"/>
          <style:tab-stop style:position="24.685cm"/>
          <style:tab-stop style:position="26.652cm"/>
          <style:tab-stop style:position="28.61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913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0.052cm"/>
          <style:tab-stop style:position="2.019cm"/>
          <style:tab-stop style:position="3.986cm"/>
          <style:tab-stop style:position="5.953cm"/>
          <style:tab-stop style:position="7.919cm"/>
          <style:tab-stop style:position="9.886cm"/>
          <style:tab-stop style:position="11.853cm"/>
          <style:tab-stop style:position="13.82cm"/>
          <style:tab-stop style:position="15.786cm"/>
          <style:tab-stop style:position="17.753cm"/>
          <style:tab-stop style:position="19.72cm"/>
          <style:tab-stop style:position="21.687cm"/>
          <style:tab-stop style:position="23.653cm"/>
          <style:tab-stop style:position="25.62cm"/>
          <style:tab-stop style:position="27.58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3" style:family="presentation" style:parent-style-name="Default-outline2">
      <style:paragraph-properties fo:margin-left="2.945cm" fo:margin-right="0cm" fo:margin-top="0.149cm" fo:margin-bottom="0cm" fo:line-height="100%" fo:text-align="start" text:enable-numbering="true" fo:text-indent="0cm" style:punctuation-wrap="simple" style:line-break="normal" style:writing-mode="lr-tb">
        <style:tab-stops>
          <style:tab-stop style:position="0.987cm"/>
          <style:tab-stop style:position="2.954cm"/>
          <style:tab-stop style:position="4.921cm"/>
          <style:tab-stop style:position="6.887cm"/>
          <style:tab-stop style:position="8.854cm"/>
          <style:tab-stop style:position="10.821cm"/>
          <style:tab-stop style:position="12.788cm"/>
          <style:tab-stop style:position="14.754cm"/>
          <style:tab-stop style:position="16.721cm"/>
          <style:tab-stop style:position="18.688cm"/>
          <style:tab-stop style:position="20.655cm"/>
          <style:tab-stop style:position="22.621cm"/>
          <style:tab-stop style:position="24.588cm"/>
          <style:tab-stop style:position="26.55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Default-outline4" style:family="presentation" style:parent-style-name="Default-outline3">
      <style:paragraph-properties fo:margin-left="4.123cm" fo:margin-right="0cm" fo:margin-top="0.132cm" fo:margin-bottom="0cm" fo:line-height="100%" fo:text-align="start" text:enable-numbering="true" fo:text-indent="0cm" style:punctuation-wrap="simple" style:line-break="normal" style:writing-mode="lr-tb">
        <style:tab-stops>
          <style:tab-stop style:position="1.777cm"/>
          <style:tab-stop style:position="3.743cm"/>
          <style:tab-stop style:position="5.71cm"/>
          <style:tab-stop style:position="7.677cm"/>
          <style:tab-stop style:position="9.644cm"/>
          <style:tab-stop style:position="11.61cm"/>
          <style:tab-stop style:position="13.577cm"/>
          <style:tab-stop style:position="15.544cm"/>
          <style:tab-stop style:position="17.511cm"/>
          <style:tab-stop style:position="19.477cm"/>
          <style:tab-stop style:position="21.444cm"/>
          <style:tab-stop style:position="23.411cm"/>
          <style:tab-stop style:position="25.37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5pt" fo:font-style="normal" fo:text-shadow="none" style:text-underline-style="none" fo:font-weight="normal" style:font-size-asian="15pt" style:font-size-complex="15pt" style:font-relief="none"/>
    </style:style>
    <style:style style:name="Default-outline5" style:family="presentation" style:parent-style-name="Default-outline4">
      <style:paragraph-properties fo:margin-left="5.304cm" fo:margin-right="0cm" fo:margin-top="0.114cm" fo:margin-bottom="0cm" fo:line-height="100%" fo:text-align="start" text:enable-numbering="true" fo:text-indent="0cm" style:punctuation-wrap="simple" style:line-break="normal" style:writing-mode="lr-tb">
        <style:tab-stops>
          <style:tab-stop style:position="0.595cm"/>
          <style:tab-stop style:position="2.562cm"/>
          <style:tab-stop style:position="4.528cm"/>
          <style:tab-stop style:position="6.495cm"/>
          <style:tab-stop style:position="8.462cm"/>
          <style:tab-stop style:position="10.428cm"/>
          <style:tab-stop style:position="12.395cm"/>
          <style:tab-stop style:position="14.362cm"/>
          <style:tab-stop style:position="16.329cm"/>
          <style:tab-stop style:position="18.295cm"/>
          <style:tab-stop style:position="20.262cm"/>
          <style:tab-stop style:position="22.229cm"/>
          <style:tab-stop style:position="24.19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3pt" fo:font-style="normal" fo:text-shadow="none" style:text-underline-style="none" fo:font-weight="normal" style:font-size-asian="13pt" style:font-size-complex="13pt" style:font-relief="none"/>
    </style:style>
    <style:style style:name="Default-outline6" style:family="presentation" style:parent-style-name="Default-outline5">
      <style:paragraph-properties fo:margin-left="5.304cm" fo:margin-right="0cm" fo:margin-top="0.114cm" fo:margin-bottom="0cm" fo:line-height="100%" fo:text-align="start" text:enable-numbering="true" fo:text-indent="0cm" style:punctuation-wrap="simple" style:line-break="normal" style:writing-mode="lr-tb">
        <style:tab-stops>
          <style:tab-stop style:position="0.595cm"/>
          <style:tab-stop style:position="2.562cm"/>
          <style:tab-stop style:position="4.528cm"/>
          <style:tab-stop style:position="6.495cm"/>
          <style:tab-stop style:position="8.462cm"/>
          <style:tab-stop style:position="10.428cm"/>
          <style:tab-stop style:position="12.395cm"/>
          <style:tab-stop style:position="14.362cm"/>
          <style:tab-stop style:position="16.329cm"/>
          <style:tab-stop style:position="18.295cm"/>
          <style:tab-stop style:position="20.262cm"/>
          <style:tab-stop style:position="22.229cm"/>
          <style:tab-stop style:position="24.19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3pt" fo:font-style="normal" fo:text-shadow="none" style:text-underline-style="none" fo:font-weight="normal" style:font-size-asian="13pt" style:font-size-complex="13pt" style:font-relief="none"/>
    </style:style>
    <style:style style:name="Default-outline7" style:family="presentation" style:parent-style-name="Default-outline6">
      <style:paragraph-properties fo:margin-left="5.304cm" fo:margin-right="0cm" fo:margin-top="0.114cm" fo:margin-bottom="0cm" fo:line-height="100%" fo:text-align="start" text:enable-numbering="true" fo:text-indent="0cm" style:punctuation-wrap="simple" style:line-break="normal" style:writing-mode="lr-tb">
        <style:tab-stops>
          <style:tab-stop style:position="0.595cm"/>
          <style:tab-stop style:position="2.562cm"/>
          <style:tab-stop style:position="4.528cm"/>
          <style:tab-stop style:position="6.495cm"/>
          <style:tab-stop style:position="8.462cm"/>
          <style:tab-stop style:position="10.428cm"/>
          <style:tab-stop style:position="12.395cm"/>
          <style:tab-stop style:position="14.362cm"/>
          <style:tab-stop style:position="16.329cm"/>
          <style:tab-stop style:position="18.295cm"/>
          <style:tab-stop style:position="20.262cm"/>
          <style:tab-stop style:position="22.229cm"/>
          <style:tab-stop style:position="24.19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3pt" fo:font-style="normal" fo:text-shadow="none" style:text-underline-style="none" fo:font-weight="normal" style:font-size-asian="13pt" style:font-size-complex="13pt" style:font-relief="none"/>
    </style:style>
    <style:style style:name="Default-outline8" style:family="presentation" style:parent-style-name="Default-outline7">
      <style:paragraph-properties fo:margin-left="5.304cm" fo:margin-right="0cm" fo:margin-top="0.114cm" fo:margin-bottom="0cm" fo:line-height="100%" fo:text-align="start" text:enable-numbering="true" fo:text-indent="0cm" style:punctuation-wrap="simple" style:line-break="normal" style:writing-mode="lr-tb">
        <style:tab-stops>
          <style:tab-stop style:position="0.595cm"/>
          <style:tab-stop style:position="2.562cm"/>
          <style:tab-stop style:position="4.528cm"/>
          <style:tab-stop style:position="6.495cm"/>
          <style:tab-stop style:position="8.462cm"/>
          <style:tab-stop style:position="10.428cm"/>
          <style:tab-stop style:position="12.395cm"/>
          <style:tab-stop style:position="14.362cm"/>
          <style:tab-stop style:position="16.329cm"/>
          <style:tab-stop style:position="18.295cm"/>
          <style:tab-stop style:position="20.262cm"/>
          <style:tab-stop style:position="22.229cm"/>
          <style:tab-stop style:position="24.19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3pt" fo:font-style="normal" fo:text-shadow="none" style:text-underline-style="none" fo:font-weight="normal" style:font-size-asian="13pt" style:font-size-complex="13pt" style:font-relief="none"/>
    </style:style>
    <style:style style:name="Default-outline9" style:family="presentation" style:parent-style-name="Default-outline8">
      <style:paragraph-properties fo:margin-left="5.304cm" fo:margin-right="0cm" fo:margin-top="0.114cm" fo:margin-bottom="0cm" fo:line-height="100%" fo:text-align="start" text:enable-numbering="true" fo:text-indent="0cm" style:punctuation-wrap="simple" style:line-break="normal" style:writing-mode="lr-tb">
        <style:tab-stops>
          <style:tab-stop style:position="0.595cm"/>
          <style:tab-stop style:position="2.562cm"/>
          <style:tab-stop style:position="4.528cm"/>
          <style:tab-stop style:position="6.495cm"/>
          <style:tab-stop style:position="8.462cm"/>
          <style:tab-stop style:position="10.428cm"/>
          <style:tab-stop style:position="12.395cm"/>
          <style:tab-stop style:position="14.362cm"/>
          <style:tab-stop style:position="16.329cm"/>
          <style:tab-stop style:position="18.295cm"/>
          <style:tab-stop style:position="20.262cm"/>
          <style:tab-stop style:position="22.229cm"/>
          <style:tab-stop style:position="24.19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3pt" fo:font-style="normal" fo:text-shadow="none" style:text-underline-style="none" fo:font-weight="normal" style:font-size-asian="13pt" style:font-size-complex="13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4cm" fo:page-height="27.0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54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54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5cm" svg:height="4.875cm" svg:x="1.985cm" svg:y="3.792cm" draw:page-number="1"/>
      <draw:page-thumbnail draw:layer="backgroundobjects" svg:width="6.5cm" svg:height="4.875cm" svg:x="10.553cm" svg:y="3.792cm"/>
      <draw:page-thumbnail draw:layer="backgroundobjects" svg:width="6.5cm" svg:height="4.875cm" svg:x="1.985cm" svg:y="11.106cm"/>
      <draw:page-thumbnail draw:layer="backgroundobjects" svg:width="6.5cm" svg:height="4.875cm" svg:x="10.553cm" svg:y="11.106cm"/>
      <draw:page-thumbnail draw:layer="backgroundobjects" svg:width="6.5cm" svg:height="4.875cm" svg:x="1.985cm" svg:y="18.42cm"/>
      <draw:page-thumbnail draw:layer="backgroundobjects" svg:width="6.5cm" svg:height="4.875cm" svg:x="10.553cm" svg:y="18.42cm"/>
      <draw:frame draw:style-name="gr1" draw:text-style-name="P1" draw:layer="backgroundobjects" svg:width="8.262cm" svg:height="1.353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2cm" svg:height="1.353cm" svg:x="10.777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2cm" svg:height="1.353cm" svg:x="0cm" svg:y="25.736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2cm" svg:height="1.353cm" svg:x="10.777cm" svg:y="25.736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18.626cm" svg:height="1.694cm" svg:x="1.482cm" svg:y="0.634cm" presentation:class="title" presentation:placeholder="true">
        <draw:text-box/>
      </draw:frame>
      <draw:frame presentation:style-name="Default-outline1" draw:layer="backgroundobjects" svg:width="22.436cm" svg:height="14.182cm" svg:x="1.482cm" svg:y="3.386cm" presentation:class="outline" presentation:placeholder="true">
        <draw:text-box/>
      </draw:frame>
      <presentation:notes style:page-layout-name="PM0">
        <draw:rect draw:style-name="gr3" draw:text-style-name="P3" draw:layer="backgroundobjects" svg:width="19.04cm" svg:height="27.09cm" svg:x="0cm" svg:y="0cm">
          <text:p/>
        </draw:rect>
        <draw:frame presentation:style-name="Default-notes" draw:layer="backgroundobjects" svg:width="13.961cm" svg:height="12.252cm" svg:x="2.53cm" svg:y="12.897cm" presentation:class="notes" presentation:placeholder="true">
          <draw:text-box/>
        </draw:frame>
        <draw:page-thumbnail presentation:style-name="Default-title" draw:layer="backgroundobjects" svg:width="13.494cm" svg:height="10.121cm" svg:x="2.778cm" svg:y="2.051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Overview</dc:title>
    <dc:subject>Sichere Netzwerkkommunikation (SNK)</dc:subject>
    <meta:initial-creator>Prof. Dr. Andreas Steffen</meta:initial-creator>
    <meta:creation-date>1997-06-25T08:12:28</meta:creation-date>
    <dc:creator>Eliezio Oliveira</dc:creator>
    <dc:date>2006-01-26T17:52:35</dc:date>
    <meta:print-date>1999-10-28T16:45:28</meta:print-date>
    <dc:language>pt-BR</dc:language>
    <meta:editing-cycles>562</meta:editing-cycles>
    <meta:editing-duration>PT8H53M56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